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4"/>
      <text:p text:style-name="P9"><text:span text:style-name="T1">Федеральное государственное автономное </text:span></text:p>
      <text:p text:style-name="P9"><text:span text:style-name="T1">образовательное учреждение <text:s/>высшего образования </text:span></text:p>
      <text:p text:style-name="P9"><text:span text:style-name="T1">«Российский университет дружбы народов имени Патриса Лумумбы»,</text:span></text:p>
      <text:p text:style-name="P9"><text:span text:style-name="T1">диссертационный совет _____________</text:span></text:p>
      <text:p text:style-name="P5"/>
      <text:p text:style-name="P5"/>
      <text:p text:style-name="P5"/>
      <text:p text:style-name="P5"/>
      <text:p text:style-name="P5"/>
      <text:p text:style-name="P6"/>
      <text:p text:style-name="P11"><text:span text:style-name="T4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ФИО на тему: «___», представленной к защите на соискание учёной степени кандидата/доктора наук по специальности …</text:span></text:p>
      <text:p text:style-name="P12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7"/>
      <text:p text:style-name="P7"/>
      <text:p text:style-name="P7"/>
      <text:p text:style-name="P7"/>
      <text:p text:style-name="P10"><text:span text:style-name="T1">Руководитель организации <text:s text:c="68"/>ФИО</text:span></text:p>
      <text:p text:style-name="P8"/>
      <text:p text:style-name="P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Пользователь</dc:creator>
    <meta:editing-cycles>21</meta:editing-cycles>
    <meta:creation-date>2015-04-14T14:49:00</meta:creation-date>
    <dc:date>2024-03-13T08:08:00</dc:date>
    <meta:editing-duration>PT33M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09" meta:character-count="954" meta:non-whitespace-character-count="78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